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variant="normal" fo:text-transform="none" fo:font-style="normal"/>
    </style:style>
    <style:style style:name="P2" style:family="paragraph" style:parent-style-name="Text_20_body">
      <style:text-properties fo:font-variant="normal" fo:text-transform="none" fo:font-style="normal"/>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Text_20_body">
      <style:text-properties fo:font-variant="normal" fo:text-transform="none" fo:font-style="normal"/>
    </style:style>
    <style:style style:name="P12" style:family="paragraph" style:parent-style-name="Text_20_body">
      <style:text-properties fo:font-variant="normal" fo:text-transform="none" style:font-name="Times New Roman" fo:font-style="normal"/>
    </style:style>
    <style:style style:name="P13" style:family="paragraph" style:parent-style-name="Text_20_body">
      <style:text-properties style:font-name="Times New Roman"/>
    </style:style>
    <style:style style:name="P14" style:family="paragraph" style:parent-style-name="Text_20_body">
      <style:paragraph-properties fo:margin-left="0.5in" fo:margin-right="0in" fo:text-indent="0in" style:auto-text-indent="false"/>
    </style:style>
    <style:style style:name="P15" style:family="paragraph" style:parent-style-name="Text_20_body">
      <style:paragraph-properties fo:margin-left="0.5in" fo:margin-right="0in" fo:text-indent="0in" style:auto-text-indent="false"/>
      <style:text-properties style:font-name="Times New Roman"/>
    </style:style>
    <style:style style:name="P16"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7" style:family="paragraph" style:parent-style-name="Standard">
      <style:text-properties fo:font-variant="normal" fo:text-transform="none" fo:font-style="normal"/>
    </style:style>
    <style:style style:name="P18" style:family="paragraph" style:parent-style-name="Standard">
      <style:paragraph-properties fo:break-before="page"/>
    </style:style>
    <style:style style:name="P19" style:family="paragraph" style:parent-style-name="Text_20_body" style:list-style-name="L2"/>
    <style:style style:name="P20" style:family="paragraph" style:parent-style-name="Text_20_body">
      <style:text-properties fo:font-variant="normal" fo:text-transform="none" fo:font-style="normal"/>
    </style:style>
    <style:style style:name="P21" style:family="paragraph" style:parent-style-name="Heading_20_1" style:master-page-name="First_20_Page">
      <style:paragraph-properties style:page-number="auto"/>
    </style:style>
    <style:style style:name="P22"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text-properties fo:font-variant="normal" fo:text-transform="none" fo:font-style="normal"/>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Standard" style:list-style-name="L5">
      <style:text-properties fo:font-variant="normal" fo:text-transform="none" fo:font-style="normal"/>
    </style:style>
    <style:style style:name="P31" style:family="paragraph" style:parent-style-name="Standard" style:list-style-name="L6"/>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variant="normal" fo:text-transform="none" fo:font-style="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text-underline-style="solid" style:text-underline-width="auto" style:text-underline-color="font-color"/>
    </style:style>
    <style:style style:name="T8" style:family="text">
      <style:text-properties style:text-position="33% 80%"/>
    </style:style>
    <style:style style:name="T9" style:family="text">
      <style:text-properties style:font-name="Times New Roman"/>
    </style:style>
    <style:style style:name="T10" style:family="text">
      <style:text-properties fo:font-variant="normal" fo:text-transform="none" fo:font-style="normal"/>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07981248" text:id="ct407981248">
          <text:insertion>
            <office:change-info>
              <dc:creator>Bob Jacobsen</dc:creator>
              <dc:date>2013-03-26T19:11:00</dc:date>
            </office:change-info>
          </text:insertion>
        </text:changed-region>
        <text:changed-region xml:id="ct53792624" text:id="ct53792624">
          <text:insertion>
            <office:change-info>
              <dc:creator>Bob Jacobsen</dc:creator>
              <dc:date>2013-03-26T19:10:00</dc:date>
            </office:change-info>
          </text:insertion>
        </text:changed-region>
        <text:changed-region xml:id="ct512987984" text:id="ct512987984">
          <text:insertion>
            <office:change-info>
              <dc:creator>Bob Jacobsen</dc:creator>
              <dc:date>2013-03-24T12:55:00</dc:date>
            </office:change-info>
          </text:insertion>
        </text:changed-region>
        <text:changed-region xml:id="ct505704816" text:id="ct505704816">
          <text:insertion>
            <office:change-info>
              <dc:creator>Bob Jacobsen</dc:creator>
              <dc:date>2013-03-24T12:56:00</dc:date>
            </office:change-info>
          </text:insertion>
        </text:changed-region>
        <text:changed-region xml:id="ct792246384" text:id="ct792246384">
          <text:insertion>
            <office:change-info>
              <dc:creator>Bob Jacobsen</dc:creator>
              <dc:date>2013-03-24T12:57:00</dc:date>
            </office:change-info>
          </text:insertion>
        </text:changed-region>
        <text:changed-region xml:id="ct792295856" text:id="ct792295856">
          <text:insertion>
            <office:change-info>
              <dc:creator>Bob Jacobsen</dc:creator>
              <dc:date>2013-03-24T12:58:00</dc:date>
            </office:change-info>
          </text:insertion>
        </text:changed-region>
        <text:changed-region xml:id="ct505718704" text:id="ct505718704">
          <text:insertion>
            <office:change-info>
              <dc:creator>Bob Jacobsen</dc:creator>
              <dc:date>2013-03-24T13:00:00</dc:date>
            </office:change-info>
          </text:insertion>
        </text:changed-region>
        <text:changed-region xml:id="ct792384800" text:id="ct792384800">
          <text:insertion>
            <office:change-info>
              <dc:creator>Bob Jacobsen</dc:creator>
              <dc:date>2013-03-26T18:38:00</dc:date>
            </office:change-info>
          </text:insertion>
        </text:changed-region>
        <text:changed-region xml:id="ct513573504" text:id="ct513573504">
          <text:insertion>
            <office:change-info>
              <dc:creator>Bob Jacobsen</dc:creator>
              <dc:date>2013-03-26T19:07:00</dc:date>
            </office:change-info>
          </text:insertion>
        </text:changed-region>
        <text:changed-region xml:id="ct352817440" text:id="ct352817440">
          <text:insertion>
            <office:change-info>
              <dc:creator>Bob Jacobsen</dc:creator>
              <dc:date>2013-03-26T18:38:00</dc:date>
            </office:change-info>
          </text:insertion>
        </text:changed-region>
        <text:changed-region xml:id="ct792484656" text:id="ct792484656">
          <text:deletion>
            <office:change-info>
              <dc:creator>Bob Jacobsen</dc:creator>
              <dc:date>2013-03-26T19:38:00</dc:date>
            </office:change-info>
            <text:p text:style-name="Text_20_body">generates </text:p>
          </text:deletion>
        </text:changed-region>
        <text:changed-region xml:id="ct408390000" text:id="ct408390000">
          <text:insertion>
            <office:change-info>
              <dc:creator>Bob Jacobsen</dc:creator>
              <dc:date>2013-03-26T19:38:00</dc:date>
            </office:change-info>
          </text:insertion>
        </text:changed-region>
        <text:changed-region xml:id="ct407955264" text:id="ct407955264">
          <text:deletion>
            <office:change-info>
              <dc:creator>Bob Jacobsen</dc:creator>
              <dc:date>2013-03-26T19:39:00</dc:date>
            </office:change-info>
            <text:p text:style-name="Text_20_body">generator</text:p>
          </text:deletion>
        </text:changed-region>
        <text:changed-region xml:id="ct408433760" text:id="ct408433760">
          <text:insertion>
            <office:change-info>
              <dc:creator>Bob Jacobsen</dc:creator>
              <dc:date>2013-03-26T19:39:00</dc:date>
            </office:change-info>
          </text:insertion>
        </text:changed-region>
        <text:changed-region xml:id="ct791748608" text:id="ct791748608">
          <text:insertion>
            <office:change-info>
              <dc:creator>Bob Jacobsen</dc:creator>
              <dc:date>2013-03-26T19:09:00</dc:date>
            </office:change-info>
          </text:insertion>
        </text:changed-region>
        <text:changed-region xml:id="ct408119648" text:id="ct408119648">
          <text:deletion>
            <office:change-info>
              <dc:creator>Bob Jacobsen</dc:creator>
              <dc:date>2013-03-26T19:09:00</dc:date>
            </office:change-info>
            <text:p text:style-name="Text_20_body">13</text:p>
          </text:deletion>
        </text:changed-region>
        <text:changed-region xml:id="ct792455920" text:id="ct792455920">
          <text:deletion>
            <office:change-info>
              <dc:creator>Bob Jacobsen</dc:creator>
              <dc:date>2013-03-26T19:09:00</dc:date>
            </office:change-info>
            <text:p text:style-name="Text_20_body"/>
            <text:p text:style-name="Text_20_body"/>
            <text:p text:style-name="Text_20_body"/>
          </text:deletion>
        </text:changed-region>
        <text:changed-region xml:id="ct348246752" text:id="ct348246752">
          <text:insertion>
            <office:change-info>
              <dc:creator>Bob Jacobsen</dc:creator>
              <dc:date>2013-03-26T19:32:00</dc:date>
            </office:change-info>
          </text:insertion>
        </text:changed-region>
        <text:changed-region xml:id="ct352928816" text:id="ct352928816">
          <text:deletion>
            <office:change-info>
              <dc:creator>Bob Jacobsen</dc:creator>
              <dc:date>2013-03-26T19:32:00</dc:date>
            </office:change-info>
            <text:p text:style-name="Standard">The</text:p>
          </text:deletion>
        </text:changed-region>
        <text:changed-region xml:id="ct513148704" text:id="ct513148704">
          <text:deletion>
            <office:change-info>
              <dc:creator>Bob Jacobsen</dc:creator>
              <dc:date>2013-03-26T19:32:00</dc:date>
            </office:change-info>
            <text:p text:style-name="Standard">NNN and NNNN </text:p>
          </text:deletion>
        </text:changed-region>
        <text:changed-region xml:id="ct412782624" text:id="ct412782624">
          <text:insertion>
            <office:change-info>
              <dc:creator>Bob Jacobsen</dc:creator>
              <dc:date>2013-03-26T19:31:00</dc:date>
            </office:change-info>
          </text:insertion>
        </text:changed-region>
        <text:changed-region xml:id="ct408186256" text:id="ct408186256">
          <text:insertion>
            <office:change-info>
              <dc:creator>Bob Jacobsen</dc:creator>
              <dc:date>2013-03-26T19:32:00</dc:date>
            </office:change-info>
          </text:insertion>
        </text:changed-region>
        <text:changed-region xml:id="ct484373680" text:id="ct484373680">
          <text:insertion>
            <office:change-info>
              <dc:creator>Bob Jacobsen</dc:creator>
              <dc:date>2013-03-26T19:32:00</dc:date>
            </office:change-info>
          </text:insertion>
        </text:changed-region>
        <text:changed-region xml:id="ct515663936" text:id="ct515663936">
          <text:insertion>
            <office:change-info>
              <dc:creator>Bob Jacobsen</dc:creator>
              <dc:date>2013-03-26T19:32:00</dc:date>
            </office:change-info>
          </text:insertion>
        </text:changed-region>
        <text:changed-region xml:id="ct126346560" text:id="ct126346560">
          <text:deletion>
            <office:change-info>
              <dc:creator>Bob Jacobsen</dc:creator>
              <dc:date>2013-03-26T19:35:00</dc:date>
            </office:change-info>
            <text:p text:style-name="Standard">Separately documented to reduce change of inconsistency, as some cost in readability.</text:p>
          </text:deletion>
        </text:changed-region>
        <text:changed-region xml:id="ct408228992" text:id="ct408228992">
          <text:deletion>
            <office:change-info>
              <dc:creator>Bob Jacobsen</dc:creator>
              <dc:date>2013-03-26T19:10:00</dc:date>
            </office:change-info>
            <text:p text:style-name="Standard"><text:span text:style-name="T1"/></text:p>
            <text:p text:style-name="Standard">Existing Event Range definition is 0x01.01.99.01.01.01.xx.xx but that <text:span text:style-name="T1">is in the Lenz XpressNet range now, and needs to change; easy change to existing code. Existing coding for content is hours, minutes in two lowest bytes; ditto.</text:span></text:p>
          </text:deletion>
        </text:changed-region>
        <text:changed-region xml:id="ct483961008" text:id="ct483961008">
          <text:insertion>
            <office:change-info>
              <dc:creator>Bob Jacobsen</dc:creator>
              <dc:date>2013-03-26T19:10:00</dc:date>
            </office:change-info>
          </text:insertion>
        </text:changed-region>
        <text:changed-region xml:id="ct407978976" text:id="ct407978976">
          <text:insertion>
            <office:change-info>
              <dc:creator>Bob Jacobsen</dc:creator>
              <dc:date>2013-03-26T19:12:00</dc:date>
            </office:change-info>
          </text:insertion>
        </text:changed-region>
        <text:changed-region xml:id="ct126840944" text:id="ct126840944">
          <text:insertion>
            <office:change-info>
              <dc:creator>Bob Jacobsen</dc:creator>
              <dc:date>2013-03-26T19:16:00</dc:date>
            </office:change-info>
          </text:insertion>
        </text:changed-region>
        <text:changed-region xml:id="ct76663872" text:id="ct76663872">
          <text:deletion>
            <office:change-info>
              <dc:creator>Bob Jacobsen</dc:creator>
              <dc:date>2013-03-26T19:11:00</dc:date>
            </office:change-info>
            <text:p text:style-name="P1">, seconds are 0-59</text:p>
          </text:deletion>
        </text:changed-region>
        <text:changed-region xml:id="ct352360992" text:id="ct352360992">
          <text:deletion>
            <office:change-info>
              <dc:creator>Bob Jacobsen</dc:creator>
              <dc:date>2013-03-26T19:36:00</dc:date>
            </office:change-info>
            <text:p text:style-name="P1">The top three bits in the hours field </text:p>
          </text:deletion>
        </text:changed-region>
        <text:changed-region xml:id="ct515683152" text:id="ct515683152">
          <text:insertion>
            <office:change-info>
              <dc:creator>Bob Jacobsen</dc:creator>
              <dc:date>2013-03-26T19:15:00</dc:date>
            </office:change-info>
          </text:insertion>
        </text:changed-region>
        <text:changed-region xml:id="ct792433824" text:id="ct792433824">
          <text:deletion>
            <office:change-info>
              <dc:creator>Bob Jacobsen</dc:creator>
              <dc:date>2013-03-26T19:15:00</dc:date>
            </office:change-info>
            <text:p text:style-name="P1">are reserved</text:p>
          </text:deletion>
        </text:changed-region>
        <text:changed-region xml:id="ct794285152" text:id="ct794285152">
          <text:deletion>
            <office:change-info>
              <dc:creator>Bob Jacobsen</dc:creator>
              <dc:date>2013-03-26T19:13:00</dc:date>
            </office:change-info>
            <text:p text:style-name="P1">, must be ignored upon receipt so they can be used as flags</text:p>
          </text:deletion>
        </text:changed-region>
        <text:changed-region xml:id="ct175271936" text:id="ct175271936">
          <text:deletion>
            <office:change-info>
              <dc:creator>Bob Jacobsen</dc:creator>
              <dc:date>2013-03-26T19:36:00</dc:date>
            </office:change-info>
            <text:p text:style-name="P1">,</text:p>
          </text:deletion>
        </text:changed-region>
        <text:changed-region xml:id="ct407971920" text:id="ct407971920">
          <text:insertion>
            <office:change-info>
              <dc:creator>Bob Jacobsen</dc:creator>
              <dc:date>2013-03-26T19:12:00</dc:date>
            </office:change-info>
          </text:insertion>
        </text:changed-region>
        <text:changed-region xml:id="ct79335872" text:id="ct79335872">
          <text:deletion>
            <office:change-info>
              <dc:creator>Bob Jacobsen</dc:creator>
              <dc:date>2013-03-26T19:12:00</dc:date>
            </office:change-info>
            <text:p text:style-name="P1">, Seconds </text:p>
          </text:deletion>
        </text:changed-region>
        <text:changed-region xml:id="ct793618320" text:id="ct793618320">
          <text:insertion>
            <office:change-info>
              <dc:creator>Bob Jacobsen</dc:creator>
              <dc:date>2013-03-26T19:15:00</dc:date>
            </office:change-info>
          </text:insertion>
        </text:changed-region>
        <text:changed-region xml:id="ct484190016" text:id="ct484190016">
          <text:deletion>
            <office:change-info>
              <dc:creator>Bob Jacobsen</dc:creator>
              <dc:date>2013-03-26T19:15:00</dc:date>
            </office:change-info>
            <text:p text:style-name="P1">, may not be sent, shall result in ignoring the event upon receipt. </text:p>
          </text:deletion>
        </text:changed-region>
        <text:changed-region xml:id="ct792838416" text:id="ct792838416">
          <text:insertion>
            <office:change-info>
              <dc:creator>Bob Jacobsen</dc:creator>
              <dc:date>2013-03-26T19:12:00</dc:date>
            </office:change-info>
          </text:insertion>
        </text:changed-region>
        <text:changed-region xml:id="ct352982704" text:id="ct352982704">
          <text:insertion>
            <office:change-info>
              <dc:creator>Bob Jacobsen</dc:creator>
              <dc:date>2013-03-26T19:15:00</dc:date>
            </office:change-info>
          </text:insertion>
        </text:changed-region>
        <text:changed-region xml:id="ct408299696" text:id="ct408299696">
          <text:insertion>
            <office:change-info>
              <dc:creator>Bob Jacobsen</dc:creator>
              <dc:date>2013-03-26T19:12:00</dc:date>
            </office:change-info>
          </text:insertion>
        </text:changed-region>
        <text:changed-region xml:id="ct407961936" text:id="ct407961936">
          <text:insertion>
            <office:change-info>
              <dc:creator>Bob Jacobsen</dc:creator>
              <dc:date>2013-03-26T19:13:00</dc:date>
            </office:change-info>
          </text:insertion>
        </text:changed-region>
        <text:changed-region xml:id="ct515660032" text:id="ct515660032">
          <text:insertion>
            <office:change-info>
              <dc:creator>Bob Jacobsen</dc:creator>
              <dc:date>2013-03-26T19:14:00</dc:date>
            </office:change-info>
          </text:insertion>
        </text:changed-region>
        <text:changed-region xml:id="ct514492112" text:id="ct514492112">
          <text:insertion>
            <office:change-info>
              <dc:creator>Bob Jacobsen</dc:creator>
              <dc:date>2013-03-26T19:12:00</dc:date>
            </office:change-info>
          </text:insertion>
        </text:changed-region>
        <text:changed-region xml:id="ct352715520" text:id="ct352715520">
          <text:insertion>
            <office:change-info>
              <dc:creator>Bob Jacobsen</dc:creator>
              <dc:date>2013-03-26T19:16:00</dc:date>
            </office:change-info>
          </text:insertion>
        </text:changed-region>
        <text:changed-region xml:id="ct76569008" text:id="ct76569008">
          <text:deletion>
            <office:change-info>
              <dc:creator>Bob Jacobsen</dc:creator>
              <dc:date>2013-03-26T19:17:00</dc:date>
            </office:change-info>
            <text:p text:style-name="P2"/>
            <text:p text:style-name="P2">Regardless of the rate, seconds may not be skipped due to the rate calculation.</text:p>
          </text:deletion>
        </text:changed-region>
        <text:changed-region xml:id="ct515856080" text:id="ct515856080">
          <text:deletion>
            <office:change-info>
              <dc:creator>Bob Jacobsen</dc:creator>
              <dc:date>2013-03-26T19:38:00</dc:date>
            </office:change-info>
            <text:p text:style-name="Standard">'</text:p>
          </text:deletion>
        </text:changed-region>
        <text:changed-region xml:id="ct352338064" text:id="ct352338064">
          <text:deletion>
            <office:change-info>
              <dc:creator>Bob Jacobsen</dc:creator>
              <dc:date>2013-03-26T19:38:00</dc:date>
            </office:change-info>
            <text:p text:style-name="Standard">'</text:p>
          </text:deletion>
        </text:changed-region>
        <text:changed-region xml:id="ct794288496" text:id="ct794288496">
          <text:insertion>
            <office:change-info>
              <dc:creator>Bob Jacobsen</dc:creator>
              <dc:date>2013-03-26T19:18:00</dc:date>
            </office:change-info>
          </text:insertion>
        </text:changed-region>
        <text:changed-region xml:id="ct515746976" text:id="ct515746976">
          <text:deletion>
            <office:change-info>
              <dc:creator>Bob Jacobsen</dc:creator>
              <dc:date>2013-03-26T19:39:00</dc:date>
            </office:change-info>
            <text:p text:style-name="Text_20_body">generator</text:p>
          </text:deletion>
        </text:changed-region>
        <text:changed-region xml:id="ct408263392" text:id="ct408263392">
          <text:insertion>
            <office:change-info>
              <dc:creator>Bob Jacobsen</dc:creator>
              <dc:date>2013-03-26T19:39:00</dc:date>
            </office:change-info>
          </text:insertion>
        </text:changed-region>
        <text:changed-region xml:id="ct408329744" text:id="ct408329744">
          <text:insertion>
            <office:change-info>
              <dc:creator>Bob Jacobsen</dc:creator>
              <dc:date>2013-03-26T19:18:00</dc:date>
            </office:change-info>
          </text:insertion>
        </text:changed-region>
        <text:changed-region xml:id="ct408164656" text:id="ct408164656">
          <text:deletion>
            <office:change-info>
              <dc:creator>Bob Jacobsen</dc:creator>
              <dc:date>2013-03-26T19:18:00</dc:date>
            </office:change-info>
            <text:p text:style-name="Text_20_body">will</text:p>
          </text:deletion>
        </text:changed-region>
        <text:changed-region xml:id="ct408221200" text:id="ct408221200">
          <text:deletion>
            <office:change-info>
              <dc:creator>Bob Jacobsen</dc:creator>
              <dc:date>2013-03-26T19:18:00</dc:date>
            </office:change-info>
            <text:p text:style-name="Text_20_body">second</text:p>
          </text:deletion>
        </text:changed-region>
        <text:changed-region xml:id="ct408007776" text:id="ct408007776">
          <text:insertion>
            <office:change-info>
              <dc:creator>Bob Jacobsen</dc:creator>
              <dc:date>2013-03-26T19:18:00</dc:date>
            </office:change-info>
          </text:insertion>
        </text:changed-region>
        <text:changed-region xml:id="ct408291360" text:id="ct408291360">
          <text:insertion>
            <office:change-info>
              <dc:creator>Bob Jacobsen</dc:creator>
              <dc:date>2013-03-26T19:18:00</dc:date>
            </office:change-info>
          </text:insertion>
        </text:changed-region>
        <text:changed-region xml:id="ct408352512" text:id="ct408352512">
          <text:deletion>
            <office:change-info>
              <dc:creator>Bob Jacobsen</dc:creator>
              <dc:date>2013-03-26T19:18:00</dc:date>
            </office:change-info>
            <text:p text:style-name="Text_20_body">10 seconds</text:p>
          </text:deletion>
        </text:changed-region>
        <text:changed-region xml:id="ct352617840" text:id="ct352617840">
          <text:insertion>
            <office:change-info>
              <dc:creator>Bob Jacobsen</dc:creator>
              <dc:date>2013-03-26T19:20:00</dc:date>
            </office:change-info>
          </text:insertion>
        </text:changed-region>
        <text:changed-region xml:id="ct53760160" text:id="ct53760160">
          <text:deletion>
            <office:change-info>
              <dc:creator>Bob Jacobsen</dc:creator>
              <dc:date>2013-03-26T19:20:00</dc:date>
            </office:change-info>
            <text:p text:style-name="Text_20_body">If</text:p>
          </text:deletion>
        </text:changed-region>
        <text:changed-region xml:id="ct126041872" text:id="ct126041872">
          <text:insertion>
            <office:change-info>
              <dc:creator>Bob Jacobsen</dc:creator>
              <dc:date>2013-03-26T19:21:00</dc:date>
            </office:change-info>
          </text:insertion>
        </text:changed-region>
        <text:changed-region xml:id="ct352603968" text:id="ct352603968">
          <text:insertion>
            <office:change-info>
              <dc:creator>Bob Jacobsen</dc:creator>
              <dc:date>2013-03-26T19:20:00</dc:date>
            </office:change-info>
          </text:insertion>
        </text:changed-region>
        <text:changed-region xml:id="ct512884352" text:id="ct512884352">
          <text:insertion>
            <office:change-info>
              <dc:creator>Bob Jacobsen</dc:creator>
              <dc:date>2013-03-26T19:19:00</dc:date>
            </office:change-info>
          </text:insertion>
        </text:changed-region>
        <text:changed-region xml:id="ct485720256" text:id="ct485720256">
          <text:insertion>
            <office:change-info>
              <dc:creator>Bob Jacobsen</dc:creator>
              <dc:date>2013-03-26T19:20:00</dc:date>
            </office:change-info>
          </text:insertion>
        </text:changed-region>
        <text:changed-region xml:id="ct486324768" text:id="ct486324768">
          <text:deletion>
            <office:change-info>
              <dc:creator>Bob Jacobsen</dc:creator>
              <dc:date>2013-03-26T19:20:00</dc:date>
            </office:change-info>
            <text:p text:style-name="Text_20_body">clocks's </text:p>
          </text:deletion>
        </text:changed-region>
        <text:changed-region xml:id="ct77082880" text:id="ct77082880">
          <text:deletion>
            <office:change-info>
              <dc:creator>Bob Jacobsen</dc:creator>
              <dc:date>2013-03-26T19:21:00</dc:date>
            </office:change-info>
            <text:p text:style-name="Text_20_body">sends</text:p>
          </text:deletion>
        </text:changed-region>
        <text:changed-region xml:id="ct793805616" text:id="ct793805616">
          <text:insertion>
            <office:change-info>
              <dc:creator>Bob Jacobsen</dc:creator>
              <dc:date>2013-03-26T19:21:00</dc:date>
            </office:change-info>
          </text:insertion>
        </text:changed-region>
        <text:changed-region xml:id="ct352845744" text:id="ct352845744">
          <text:insertion>
            <office:change-info>
              <dc:creator>Bob Jacobsen</dc:creator>
              <dc:date>2013-03-26T19:22:00</dc:date>
            </office:change-info>
          </text:insertion>
        </text:changed-region>
        <text:changed-region xml:id="ct408506160" text:id="ct408506160">
          <text:insertion>
            <office:change-info>
              <dc:creator>Bob Jacobsen</dc:creator>
              <dc:date>2013-03-26T19:22:00</dc:date>
            </office:change-info>
          </text:insertion>
        </text:changed-region>
        <text:changed-region xml:id="ct348290016" text:id="ct348290016">
          <text:deletion>
            <office:change-info>
              <dc:creator>Bob Jacobsen</dc:creator>
              <dc:date>2013-03-26T19:40:00</dc:date>
            </office:change-info>
            <text:p text:style-name="Text_20_body">generator</text:p>
          </text:deletion>
        </text:changed-region>
        <text:changed-region xml:id="ct513085760" text:id="ct513085760">
          <text:insertion>
            <office:change-info>
              <dc:creator>Bob Jacobsen</dc:creator>
              <dc:date>2013-03-26T19:40:00</dc:date>
            </office:change-info>
          </text:insertion>
        </text:changed-region>
        <text:changed-region xml:id="ct77256912" text:id="ct77256912">
          <text:insertion>
            <office:change-info>
              <dc:creator>Bob Jacobsen</dc:creator>
              <dc:date>2013-03-26T19:19:00</dc:date>
            </office:change-info>
          </text:insertion>
        </text:changed-region>
        <text:changed-region xml:id="ct793777504" text:id="ct793777504">
          <text:deletion>
            <office:change-info>
              <dc:creator>Bob Jacobsen</dc:creator>
              <dc:date>2013-03-26T19:19:00</dc:date>
            </office:change-info>
            <text:p text:style-name="Text_20_body">send the a</text:p>
          </text:deletion>
        </text:changed-region>
        <text:changed-region xml:id="ct408095872" text:id="ct408095872">
          <text:deletion>
            <office:change-info>
              <dc:creator>Bob Jacobsen</dc:creator>
              <dc:date>2013-03-26T19:19:00</dc:date>
            </office:change-info>
            <text:p text:style-name="Text_20_body">This is more important if the clock ticks only every minute instead of every second. </text:p>
          </text:deletion>
        </text:changed-region>
        <text:changed-region xml:id="ct408296992" text:id="ct408296992">
          <text:deletion>
            <office:change-info>
              <dc:creator>Bob Jacobsen</dc:creator>
              <dc:date>2013-03-26T19:40:00</dc:date>
            </office:change-info>
            <text:p text:style-name="P1">generator</text:p>
          </text:deletion>
        </text:changed-region>
        <text:changed-region xml:id="ct408305040" text:id="ct408305040">
          <text:insertion>
            <office:change-info>
              <dc:creator>Bob Jacobsen</dc:creator>
              <dc:date>2013-03-26T19:40:00</dc:date>
            </office:change-info>
          </text:insertion>
        </text:changed-region>
        <text:changed-region xml:id="ct126714336" text:id="ct126714336">
          <text:insertion>
            <office:change-info>
              <dc:creator>Bob Jacobsen</dc:creator>
              <dc:date>2013-03-26T19:22:00</dc:date>
            </office:change-info>
          </text:insertion>
        </text:changed-region>
        <text:changed-region xml:id="ct483913472" text:id="ct483913472">
          <text:insertion>
            <office:change-info>
              <dc:creator>Bob Jacobsen</dc:creator>
              <dc:date>2013-03-26T19:23:00</dc:date>
            </office:change-info>
          </text:insertion>
        </text:changed-region>
        <text:changed-region xml:id="ct408146848" text:id="ct408146848">
          <text:deletion>
            <office:change-info>
              <dc:creator>Bob Jacobsen</dc:creator>
              <dc:date>2013-03-26T19:40:00</dc:date>
            </office:change-info>
            <text:p text:style-name="P1">generator</text:p>
          </text:deletion>
        </text:changed-region>
        <text:changed-region xml:id="ct408574128" text:id="ct408574128">
          <text:insertion>
            <office:change-info>
              <dc:creator>Bob Jacobsen</dc:creator>
              <dc:date>2013-03-26T19:40:00</dc:date>
            </office:change-info>
          </text:insertion>
        </text:changed-region>
        <text:changed-region xml:id="ct77211296" text:id="ct77211296">
          <text:deletion>
            <office:change-info>
              <dc:creator>Bob Jacobsen</dc:creator>
              <dc:date>2013-03-26T19:40:00</dc:date>
            </office:change-info>
            <text:p text:style-name="P1">generator</text:p>
          </text:deletion>
        </text:changed-region>
        <text:changed-region xml:id="ct76560560" text:id="ct76560560">
          <text:insertion>
            <office:change-info>
              <dc:creator>Bob Jacobsen</dc:creator>
              <dc:date>2013-03-26T19:40:00</dc:date>
            </office:change-info>
          </text:insertion>
        </text:changed-region>
        <text:changed-region xml:id="ct353266272" text:id="ct353266272">
          <text:deletion>
            <office:change-info>
              <dc:creator>Bob Jacobsen</dc:creator>
              <dc:date>2013-03-26T19:40:00</dc:date>
            </office:change-info>
            <text:p text:style-name="P1">generator</text:p>
          </text:deletion>
        </text:changed-region>
        <text:changed-region xml:id="ct352389488" text:id="ct352389488">
          <text:insertion>
            <office:change-info>
              <dc:creator>Bob Jacobsen</dc:creator>
              <dc:date>2013-03-26T19:40:00</dc:date>
            </office:change-info>
          </text:insertion>
        </text:changed-region>
        <text:changed-region xml:id="ct353037424" text:id="ct353037424">
          <text:deletion>
            <office:change-info>
              <dc:creator>Bob Jacobsen</dc:creator>
              <dc:date>2013-03-26T19:40:00</dc:date>
            </office:change-info>
            <text:p text:style-name="P1">generator</text:p>
          </text:deletion>
        </text:changed-region>
        <text:changed-region xml:id="ct352809536" text:id="ct352809536">
          <text:insertion>
            <office:change-info>
              <dc:creator>Bob Jacobsen</dc:creator>
              <dc:date>2013-03-26T19:40:00</dc:date>
            </office:change-info>
          </text:insertion>
        </text:changed-region>
        <text:changed-region xml:id="ct353161680" text:id="ct353161680">
          <text:deletion>
            <office:change-info>
              <dc:creator>Bob Jacobsen</dc:creator>
              <dc:date>2013-03-26T19:40:00</dc:date>
            </office:change-info>
            <text:p text:style-name="Standard">generator</text:p>
          </text:deletion>
        </text:changed-region>
        <text:changed-region xml:id="ct348337168" text:id="ct348337168">
          <text:insertion>
            <office:change-info>
              <dc:creator>Bob Jacobsen</dc:creator>
              <dc:date>2013-03-26T19:40:00</dc:date>
            </office:change-info>
          </text:insertion>
        </text:changed-region>
        <text:changed-region xml:id="ct486309536" text:id="ct486309536">
          <text:insertion>
            <office:change-info>
              <dc:creator>Bob Jacobsen</dc:creator>
              <dc:date>2013-03-26T19:40:00</dc:date>
            </office:change-info>
          </text:insertion>
        </text:changed-region>
        <text:changed-region xml:id="ct515677648" text:id="ct515677648">
          <text:insertion>
            <office:change-info>
              <dc:creator>Bob Jacobsen</dc:creator>
              <dc:date>2013-03-26T19:40:00</dc:date>
            </office:change-info>
          </text:insertion>
        </text:changed-region>
        <text:changed-region xml:id="ct352664496" text:id="ct352664496">
          <text:insertion>
            <office:change-info>
              <dc:creator>Bob Jacobsen</dc:creator>
              <dc:date>2013-03-26T19:41:00</dc:date>
            </office:change-info>
          </text:insertion>
        </text:changed-region>
        <text:changed-region xml:id="ct505569872" text:id="ct505569872">
          <text:deletion>
            <office:change-info>
              <dc:creator>Bob Jacobsen</dc:creator>
              <dc:date>2013-03-26T19:41:00</dc:date>
            </office:change-info>
            <text:p text:style-name="Standard">generators</text:p>
          </text:deletion>
        </text:changed-region>
        <text:changed-region xml:id="ct514705920" text:id="ct514705920">
          <text:deletion>
            <office:change-info>
              <dc:creator>Bob Jacobsen</dc:creator>
              <dc:date>2013-03-26T19:41:00</dc:date>
            </office:change-info>
            <text:p text:style-name="P2">generator</text:p>
          </text:deletion>
        </text:changed-region>
        <text:changed-region xml:id="ct792838304" text:id="ct792838304">
          <text:insertion>
            <office:change-info>
              <dc:creator>Bob Jacobsen</dc:creator>
              <dc:date>2013-03-26T19:41:00</dc:date>
            </office:change-info>
          </text:insertion>
        </text:changed-region>
        <text:changed-region xml:id="ct792606016" text:id="ct792606016">
          <text:insertion>
            <office:change-info>
              <dc:creator>Bob Jacobsen</dc:creator>
              <dc:date>2013-03-26T19:41:00</dc:date>
            </office:change-info>
          </text:insertion>
        </text:changed-region>
        <text:changed-region xml:id="ct792453008" text:id="ct792453008">
          <text:deletion>
            <office:change-info>
              <dc:creator>Bob Jacobsen</dc:creator>
              <dc:date>2013-03-26T19:41:00</dc:date>
            </office:change-info>
            <text:p text:style-name="Standard">generator</text:p>
          </text:deletion>
        </text:changed-region>
        <text:changed-region xml:id="ct175925936" text:id="ct175925936">
          <text:deletion>
            <office:change-info>
              <dc:creator>Bob Jacobsen</dc:creator>
              <dc:date>2013-03-26T19:42:00</dc:date>
            </office:change-info>
            <text:p text:style-name="Standard">generator</text:p>
          </text:deletion>
        </text:changed-region>
        <text:changed-region xml:id="ct408316416" text:id="ct408316416">
          <text:insertion>
            <office:change-info>
              <dc:creator>Bob Jacobsen</dc:creator>
              <dc:date>2013-03-26T19:42:00</dc:date>
            </office:change-info>
          </text:insertion>
        </text:changed-region>
        <text:changed-region xml:id="ct791681264" text:id="ct791681264">
          <text:insertion>
            <office:change-info>
              <dc:creator>Bob Jacobsen</dc:creator>
              <dc:date>2013-03-26T19:25:00</dc:date>
            </office:change-info>
          </text:insertion>
        </text:changed-region>
        <text:changed-region xml:id="ct791827264" text:id="ct791827264">
          <text:insertion>
            <office:change-info>
              <dc:creator>Bob Jacobsen</dc:creator>
              <dc:date>2013-03-26T19:26:00</dc:date>
            </office:change-info>
          </text:insertion>
        </text:changed-region>
        <text:changed-region xml:id="ct513558784" text:id="ct513558784">
          <text:insertion>
            <office:change-info>
              <dc:creator>Bob Jacobsen</dc:creator>
              <dc:date>2013-03-26T19:27:00</dc:date>
            </office:change-info>
          </text:insertion>
        </text:changed-region>
        <text:changed-region xml:id="ct408190736" text:id="ct408190736">
          <text:insertion>
            <office:change-info>
              <dc:creator>Bob Jacobsen</dc:creator>
              <dc:date>2013-03-26T19:28:00</dc:date>
            </office:change-info>
          </text:insertion>
        </text:changed-region>
        <text:changed-region xml:id="ct175756656" text:id="ct175756656">
          <text:insertion>
            <office:change-info>
              <dc:creator>Bob Jacobsen</dc:creator>
              <dc:date>2013-03-26T19:29:00</dc:date>
            </office:change-info>
          </text:insertion>
        </text:changed-region>
        <text:changed-region xml:id="ct792275424" text:id="ct792275424">
          <text:insertion>
            <office:change-info>
              <dc:creator>Bob Jacobsen</dc:creator>
              <dc:date>2013-03-26T19:24:00</dc:date>
            </office:change-info>
          </text:insertion>
        </text:changed-region>
        <text:changed-region xml:id="ct352338528" text:id="ct352338528">
          <text:deletion>
            <office:change-info>
              <dc:creator>Bob Jacobsen</dc:creator>
              <dc:date>2013-03-26T19:24:00</dc:date>
            </office:change-info>
            <text:p text:style-name="P2">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A Working Note is an intermediate step in <text:span text:style-name="T5">the</text:span> documentation process. <text:s/>It gathers together the content from various informal development <text:span text:style-name="T5">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512987984"/></text:p>
      <text:h text:style-name="Heading_20_2" text:outline-level="2">Use cases</text:h>
      <text:p text:style-name="Standard"><text:change-end text:change-id="ct512987984"/><text:change-start text:change-id="ct505704816"/>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2736138319897046747" text:style-name="L1">
        <text:list-item>
          <text:p text:style-name="P26">Action at a specific time: “The bell rings at noon”</text:p>
        </text:list-item>
        <text:list-item>
          <text:p text:style-name="P26">Condition during an interval: “The porch light should be on from 5PM to midnight”</text:p>
        </text:list-item>
        <text:list-item>
          <text:p text:style-name="P26">As a state: “The clock shows 10:15AM”</text:p>
        </text:list-item>
      </text:list>
      <text:p text:style-name="Standard">Model building lights and layout room lights turn on and off in a fast cycle to simulate a day<text:change-end text:change-id="ct505704816"/><text:change-start text:change-id="ct792246384"/>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text:change-end text:change-id="ct792246384"/><text:change-start text:change-id="ct792295856"/> cycle.</text:p>
      <text:p text:style-name="Standard"><text:change-end text:change-id="ct792295856"/><text:change-start text:change-id="ct505718704"/>Simple nodes should be able to respond to timed events without any additional cost.<text:change-end text:change-id="ct505718704"/></text:p>
      <text:h text:style-name="Heading_20_2" text:outline-level="2"><text:change-start text:change-id="ct792384800"/><text:soft-page-break/>Unserved use cases</text:h>
      <text:p text:style-name="Standard">The model building lights turn on and off only a few seconds apart <text:s/>- 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p>
      <text:list xml:id="list6022843729713851993" text:style-name="L6">
        <text:list-item>
          <text:p text:style-name="P31">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31">By going directly to 17:00. <text:s/>This will skip ringing the church bells in the point above, but might not get the state at 17:00 correct. The state can be addressed by optionally producing the necessary events as part of going directly.</text:p>
        </text:list-item>
      </text:list>
      <text:p text:style-name="Standard">Layout lights execute a pattern that's different when the modeled day is Monday vs Saturday <text:change-end text:change-id="ct792384800"/><text:change-start text:change-id="ct513573504"/>–<text:change-end text:change-id="ct513573504"/><text:change-start text:change-id="ct352817440"/> Day of week, or calendar date in general, does not result in different events being produced. <text:s/>This use case should be solved the regular producer-consumer techniques and a smarter scheduler to produce the appropriate events.</text:p>
      <text:h text:style-name="Heading_20_1" text:outline-level="1"><text:change-end text:change-id="ct352817440"/>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3690887107723804927" text:style-name="L2">
        <text:list-item>
          <text:p text:style-name="P19">Connect a number of clock displays to keep them synchronized.</text:p>
        </text:list-item>
        <text:list-item>
          <text:p text:style-name="P19">Provide time information to plug in devices, e.g. throttles.</text:p>
        </text:list-item>
        <text:list-item>
          <text:p text:style-name="P19">Provide cueing for time-based occurrences, such as lights turning on and off at specific modeled times.</text:p>
        </text:list-item>
      </text:list>
      <text:p text:style-name="Text_20_body">Generally, existing fast clock systems have one unit that <text:change text:change-id="ct792484656"/><text:change-start text:change-id="ct408390000"/>produces <text:change-end text:change-id="ct408390000"/>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text:change text:change-id="ct407955264"/><text:change-start text:change-id="ct408433760"/>producer node<text:change-end text:change-id="ct408433760"/> or from other locations. Some fast clock systems broadcast run/stop and rate information, which can also be useful when interpolating within a fast-minute.</text:p>
      <text:p text:style-name="Text_20_body"><text:soft-page-break/>OpenLCB broadcasts time information by producing Event IDs. <text:s/>Specific Event IDs correspond to specific times with the day, for example “08:10:<text:change-start text:change-id="ct791748608"/>00<text:change-end text:change-id="ct791748608"/><text:change text:change-id="ct408119648"/>”, so that consumers can be taught to react to time-of-day. The date is handled separately, for those installations that choose to use it.<text:change text:change-id="ct792455920"/></text:p>
      <text:p text:style-name="P2">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ext:change-start text:change-id="ct348246752"/>Specific<text:change-end text:change-id="ct348246752"/><text:change text:change-id="ct352928816"/> event ranges <text:change text:change-id="ct513148704"/>has been reserved for these messages. </text:p>
      <text:p text:style-name="Standard">Time Event Upper Part refers to <text:change-start text:change-id="ct412782624"/>01.01.02.0<text:change-end text:change-id="ct412782624"/><text:change-start text:change-id="ct408186256"/>0<text:change-end text:change-id="ct408186256"/></text:p>
      <text:p text:style-name="Standard">Date Event Upper Part refers to <text:change-start text:change-id="ct484373680"/>01.01.02.01<text:change-end text:change-id="ct484373680"/></text:p>
      <text:p text:style-name="Standard">Rate Event Upper Part refers to<text:change-start text:change-id="ct515663936"/> 01.01.02.02<text:change-end text:change-id="ct515663936"/></text:p>
      <text:p text:style-name="Standard"><text:change text:change-id="ct126346560"/><text:change text:change-id="ct408228992"/><text:change-start text:change-id="ct483961008"/><text:span text:style-name="T1"><text:note text:id="ftn0" text:note-class="footnote"><text:note-citation>1</text:note-citation><text:note-body><text:p text:style-name="Footnote"><text:change-start text:change-id="ct407981248"/>The prototype<text:change-end text:change-id="ct407981248"/><text:change-start text:change-id="ct53792624"/> Event Range definition was 0x01.01.99.01.01.01.xx.xx but that <text:span text:style-name="T1">is in the Lenz XpressNet range now. </text:span><text:change-end text:change-id="ct53792624"/></text:p></text:note-body></text:note></text:span><text:change-end text:change-id="ct483961008"/></text:p>
      <text:p text:style-name="P1">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change-start text:change-id="ct407978976"/> Event ID<text:change-end text:change-id="ct407978976"/></text:h>
      <text:p text:style-name="P2"/>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float" office:value="0">
            <text:p text:style-name="Table_20_Contents"><text:change-start text:change-id="ct126840944"/>0<text:change-end text:change-id="ct126840944"/></text:p>
          </table:table-cell>
        </table:table-row>
      </table:table>
      <text:p text:style-name="P1"/>
      <text:p text:style-name="P1"><text:soft-page-break/>Hours are 0-23, minutes are 0-59<text:change text:change-id="ct76663872"/>. <text:s/><text:change text:change-id="ct352360992"/><text:change-start text:change-id="ct515683152"/><text:s/><text:change-end text:change-id="ct515683152"/><text:change text:change-id="ct792433824"/><text:change text:change-id="ct794285152"/>. Other codes points in Hours<text:change text:change-id="ct175271936"/> <text:change-start text:change-id="ct407971920"/>and <text:change-end text:change-id="ct407971920"/>Minutes<text:change text:change-id="ct79335872"/>are reserved<text:change-start text:change-id="ct793618320"/>.<text:change-end text:change-id="ct793618320"/><text:change text:change-id="ct484190016"/> <text:change-start text:change-id="ct792838416"/>The low byte is reserved for eventual use as seconds. <text:s/><text:change-end text:change-id="ct792838416"/><text:change-start text:change-id="ct352982704"/>All reserved values shall not be produced, use shall result in the event not being consumed. <text:change-end text:change-id="ct352982704"/></text:p>
      <text:h text:style-name="Heading_20_3" text:outline-level="3">Set/Report Date<text:change-start text:change-id="ct408299696"/> Event ID<text:change-end text:change-id="ct408299696"/></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2"/>
      <text:p text:style-name="P2">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change-start text:change-id="ct407961936"/></text:p>
      <text:p text:style-name="P2"><text:change-end text:change-id="ct407961936"/><text:change-start text:change-id="ct515660032"/>Month is 1-12, Day is 1-31, other values are reserved, shall not be produced, use shall result in the event being not consumed.<text:change-end text:change-id="ct515660032"/></text:p>
      <text:h text:style-name="Heading_20_3" text:outline-level="3">Set/Report Rate<text:change-start text:change-id="ct514492112"/> Event ID<text:change-end text:change-id="ct514492112"/></text:h>
      <text:p text:style-name="P2"><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2"/>
      <text:p text:style-name="P2">Rate is 12(?) bit fixed point rrrrrrrrrr.rr, 0.00, 0.25, 0.50, ..., 999.75 <text:s/>(Is that the right range? Enough granularity? <text:s/>Would something simpler be easier? A 999X clock is so fast that it saturates the bus)</text:p>
      <text:p text:style-name="P2">Run/Stop = 1 clock is running; Run/Stop = 0, clock is stopped. <text:change-start text:change-id="ct352715520"/>Higher bits in that byte shall be zero.<text:change-end text:change-id="ct352715520"/></text:p>
      <text:p text:style-name="P2">Run/Stop bit is provided so that a single report tells you what the clock is doing. <text:s/>The stop/start clock event should be used to stop and start the clock, because that doesn't require resetting (or even knowing) the current rate.<text:change text:change-id="ct76569008"/></text:p>
      <text:h text:style-name="Heading_20_3" text:outline-level="3">Stop/Start Clock</text:h>
      <text:p text:style-name="P1"/>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text:soft-page-break/>Number</text:p>
          </table:table-cell>
          <table:table-cell table:style-name="Table5.A2" office:value-type="string">
            <text:p text:style-name="Table_20_Contents">05/04 <text:soft-page-break/>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2"/>
      <text:p text:style-name="P2">Start/Stop = 5, start clock. Start/Stop = 4, stop clock. </text:p>
      <text:p text:style-name="P2">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text:change text:change-id="ct515856080"/>s internal time is not changing.</text:p>
      <text:p text:style-name="Standard">When the clock is in running state, it<text:change text:change-id="ct352338064"/>s internal time is advancing (rate X) as fast as normal time. <text:s/></text:p>
      <text:h text:style-name="Heading_20_2" text:outline-level="2">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text:change-start text:change-id="ct794288496"/> from the (known) clock-producer node using IdentifyEvents<text:change-end text:change-id="ct794288496"/>. There's no real point in too long a delay, people waiting will get annoyed. Clock <text:change text:change-id="ct515746976"/><text:change-start text:change-id="ct408263392"/>producer<text:change-end text:change-id="ct408263392"/> nodes <text:change-start text:change-id="ct408329744"/>shall<text:change-end text:change-id="ct408329744"/><text:change text:change-id="ct408164656"/> produce a Set/Report Date event if they receive one but do not update their internal date.</text:p>
      <text:p text:style-name="Text_20_body">A Set/Report Time event is produced every time the current time changes, e.g. every fast <text:change text:change-id="ct408221200"/><text:change-start text:change-id="ct408007776"/>minute<text:change-end text:change-id="ct408007776"/>. <text:s/>(Should it be periodically sent, e.g. every real <text:change-start text:change-id="ct408291360"/>minute<text:change-end text:change-id="ct408291360"/><text:change text:change-id="ct408352512"/>,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text:change-start text:change-id="ct352617840"/>When <text:change-end text:change-id="ct352617840"/><text:change text:change-id="ct53760160"/><text:s/>a Set/Report Time event is received<text:change-start text:change-id="ct126041872"/> at a clock-producer node<text:change-end text:change-id="ct126041872"/>, it (optionally) sets the time<text:change-start text:change-id="ct352603968"/> in the clock producer node<text:change-end text:change-id="ct352603968"/>. If the time is not set, the current time <text:change-start text:change-id="ct512884352"/>event <text:change-end text:change-id="ct512884352"/>is produced immediately after.</text:p>
      <text:p text:style-name="Text_20_body">If a Set/Report Rate event is received, the <text:change-start text:change-id="ct485720256"/>clock-producer's <text:change-end text:change-id="ct485720256"/><text:change text:change-id="ct486324768"/>rate is set to the rate embedded in the event. The run/stop bits are ignored. If the clock does not support the requested rate, it moves to the closest non-zero supported rate, and <text:change text:change-id="ct77082880"/><text:change-start text:change-id="ct793805616"/>produce<text:change-end text:change-id="ct793805616"/><text:change-start text:change-id="ct352845744"/>s<text:change-end text:change-id="ct352845744"/> a Set/Report Rate <text:change-start text:change-id="ct408506160"/>event <text:change-end text:change-id="ct408506160"/>containing the current rate. <text:s/>Rate can be set while the clock is running or stopped. <text:s/>The clock <text:change text:change-id="ct348290016"/><text:change-start text:change-id="ct513085760"/>producer node<text:change-end text:change-id="ct513085760"/> may, but is not required to, <text:change-start text:change-id="ct77256912"/>produce a <text:change-end text:change-id="ct77256912"/><text:change text:change-id="ct793777504"/><text:s/>Set/Report Time immediately after the rate is sent to ensure that all agree on the exact time. <text:s/><text:change text:change-id="ct408095872"/></text:p>
      <text:p text:style-name="Standard">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text:soft-page-break/>sending node either way. <text:s/>And a clock receiving a set command, no matter what the format, can still decide not to do it (if the protocol allows rejecting that, see above).</text:p>
      <text:h text:style-name="P22" text:outline-level="3">Event Identification and Reporting</text:h>
      <text:p text:style-name="P1">When a clock <text:change text:change-id="ct408296992"/><text:change-start text:change-id="ct408305040"/>producer<text:change-end text:change-id="ct408305040"/> node receives an Identify Events message, it replies with:</text:p>
      <text:list xml:id="list4187251830846036043" text:style-name="L3">
        <text:list-item>
          <text:p text:style-name="P28">An IdentifyProducedRange and an IdentifyConsumedRange that covers the possible Set/Report Time events</text:p>
        </text:list-item>
        <text:list-item>
          <text:p text:style-name="P28">An IdentifyProducedRange and an IdentifyConsumedRange that covers the Set/Report Date events</text:p>
        </text:list-item>
        <text:list-item>
          <text:p text:style-name="P28">An IdentifyProducedRange and an IdentifyConsumedRange that covers the Set/Report Rate and Stop/Start Clock events.</text:p>
        </text:list-item>
      </text:list>
      <text:p text:style-name="P1">In addition, the node will reply with:</text:p>
      <text:list xml:id="list4089620744380762138" text:style-name="L4">
        <text:list-item>
          <text:p text:style-name="P29">An IdentifyProducedEvent message for the current date, showing valid &amp; active</text:p>
        </text:list-item>
        <text:list-item>
          <text:p text:style-name="P29">An IdentifyProducedEvent message for the current time, showing valid &amp; active</text:p>
        </text:list-item>
        <text:list-item>
          <text:p text:style-name="P29">An IdentifyProducedEvent message for the current rate and start/stop state, showing valid &amp; active</text:p>
        </text:list-item>
      </text:list>
      <text:p text:style-name="P1">All of the preceding may be in any order.<text:change-start text:change-id="ct126714336"/></text:p>
      <text:p text:style-name="P1">(There's actually an standards issue here – with the current coding, the <text:change-end text:change-id="ct126714336"/><text:change-start text:change-id="ct483913472"/>Date events don't occupy more than half of the reported range)<text:change-end text:change-id="ct483913472"/></text:p>
      <text:p text:style-name="P1">When a clock <text:change text:change-id="ct408146848"/><text:change-start text:change-id="ct408574128"/>producer<text:change-end text:change-id="ct408574128"/>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When a clock <text:change text:change-id="ct77211296"/><text:change-start text:change-id="ct76560560"/>producer<text:change-end text:change-id="ct76560560"/>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This lets devices rapidly establish information about a clock, even if they don't know it exists. To find the current clock (you have to know the clock number, but you can start with the default)</text:p>
      <text:list xml:id="list5063753023464578583" text:style-name="L5">
        <text:list-item>
          <text:p text:style-name="P30">Send a global IdentifyProducers for the Start/Stop event.</text:p>
        </text:list-item>
        <text:list-item>
          <text:p text:style-name="P30">If there's no reply, no clock exists. If there is a reply, extract the source node ID (alias) of the clock <text:change text:change-id="ct353266272"/><text:change-start text:change-id="ct352389488"/>producer node<text:change-end text:change-id="ct352389488"/> and send an IdentifyEvents. <text:s/></text:p>
        </text:list-item>
        <text:list-item>
          <text:p text:style-name="P30">The reply will contain IdentifyProducedEvent messages that show the current clock <text:change text:change-id="ct353037424"/><text:change-start text:change-id="ct352809536"/>producer<text:change-end text:change-id="ct352809536"/> state via their active/valid status.</text:p>
        </text:list-item>
      </text:list>
      <text:h text:style-name="Heading_20_1" text:outline-level="1"><text:soft-page-break/>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text:change text:change-id="ct353161680"/><text:change-start text:change-id="ct348337168"/>producer<text:change-end text:change-id="ct348337168"/> node<text:change-start text:change-id="ct486309536"/>(<text:change-end text:change-id="ct486309536"/>s<text:change-start text:change-id="ct515677648"/>)<text:change-end text:change-id="ct515677648"/>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text:change-start text:change-id="ct352664496"/>producers<text:change-end text:change-id="ct352664496"/><text:change text:change-id="ct505569872"/>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2">Blue and Gold configuration does not have to be implemented, perhaps many devices won't, but <text:span text:style-name="T6">important</text:span> to show it can be done. Configuring consumers to react to a particular time event can be done by putting a programming button on the master time <text:change text:change-id="ct514705920"/><text:change-start text:change-id="ct792838304"/>producer<text:change-end text:change-id="ct792838304"/> that sends the learn message for the current clock time.</text:p>
      <text:p text:style-name="P2">Better (more powerful) UIs can<text:span text:style-name="T9"> then use the same underlying teach/learn implementation.</text:span></text:p>
      <text:p text:style-name="P12">To Teach: gold; blue to select: hour, minute, rate; up/down to change; gold</text:p>
      <text:p text:style-name="P12">To nominate: blue, blue; gold to select: h,m,r; up/down; blue</text:p>
      <text:p text:style-name="P13">From the Arduino docs:</text:p>
      <text:p text:style-name="P15">The User Interface (UI) uses the Blue / Gold buttons:</text:p>
      <text:p text:style-name="P14">A (Blue/Gold)+ sequence Sets or Nominates the Time, Rate or Alarms to learn a Teach-event. </text:p>
      <text:p text:style-name="P16">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text:soft-page-break/>produced by any node, upon receipt of the particular time event, and that don't have to be part of this protocol. An alarm-<text:change-start text:change-id="ct792606016"/>producer<text:change-end text:change-id="ct792606016"/><text:change text:change-id="ct792453008"/> isn't specifically part of the clock <text:change text:change-id="ct175925936"/><text:change-start text:change-id="ct408316416"/>producer<text:change-end text:change-id="ct408316416"/>. It could be anywhere. <text:s/>And no protocol needs to be defined for alarm events, as they're just regular produced events: When A is produced, produce B and C. <text:s/>That's a generally-useful thing to have, even for non-time events.</text:p>
      <text:h text:style-name="Heading_20_2" text:outline-level="2">History and Numerology</text:h>
      <text:p text:style-name="Text_20_body">There are slightly <text:span text:style-name="T7">more</text:span> than 2<text:span text:style-name="T8">16</text:span> seconds in a day, and just <text:span text:style-name="T7">less</text:span> than 2<text:span text:style-name="T8">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change-start text:change-id="ct791681264"/></text:p>
      <text:p text:style-name="Text_20_body">By-seconds events allow much more precise timing, particularly at low fast-clock multipliers (clocks near real-time), but they result in too much traffic at high fast-clock multipliers (really fast <text:change-end text:change-id="ct791681264"/><text:change-start text:change-id="ct791827264"/>clocks). <text:s/>A 10 minute fast 24 hour cycle is <text:change-end text:change-id="ct791827264"/><text:change-start text:change-id="ct513558784"/>144 messages per second, more than 15% of CAN bandwidth. <text:change-end text:change-id="ct513558784"/><text:change-start text:change-id="ct408190736"/>Even faster rates, for example to do a fast recycle to prepare for a new sequence, would clearly saturate the bus. <text:s/>This has led to the choice of minute events, with seconds reserved for possib<text:change-end text:change-id="ct408190736"/><text:change-start text:change-id="ct175756656"/>le future consideration.<text:change-end text:change-id="ct175756656"/></text:p>
      <text:p text:style-name="Text_20_body">A denser format would be 5 bits hour, 6 bits minutes, 6 bits seconds all put consecutively, instead of in separate bytes. <text:s/>That still takes three bytes, but keeps the seven spare bits together.</text:p>
      <text:p text:style-name="P2">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2">We're not sending events-with-only-minutes, or -only-seconds. <text:s/>Those make it easy to do something once a minute or once a second via consumer, but those are not to the only interesting intervals: <text:s/>Just do the calculation.</text:p>
      <text:p text:style-name="P2">Regardless of whether the clock sends seconds or minutes, small times can be maintained via a local timebase synched to the time broadcast and the rate messages. <text:s/>There's a limit to how pr<text:change-start text:change-id="ct792275424"/>e<text:change-end text:change-id="ct792275424"/><text:change text:change-id="ct352338528"/>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5"><text:s/>1.1 Use cases<text:tab/>1</text:p>
          <text:p text:style-name="P25"><text:s/>1.2 Unserved use cases<text:tab/>2</text:p>
          <text:p text:style-name="P23"><text:s/>2 Specified Sections<text:tab/>2</text:p>
          <text:p text:style-name="P25"><text:s/>2.1 Introduction<text:tab/>2</text:p>
          <text:p text:style-name="P25"><text:s/>2.2 Intended Use<text:tab/>3</text:p>
          <text:p text:style-name="P25"><text:s/>2.3 Reference and Context<text:tab/>3</text:p>
          <text:p text:style-name="P25"><text:s/>2.4 Message Formats<text:tab/>3</text:p>
          <text:p text:style-name="P24"><text:s/>2.4.1 Set/Report Time Event ID<text:tab/>3</text:p>
          <text:p text:style-name="P24"><text:s/>2.4.2 Set/Report Date Event ID<text:tab/>4</text:p>
          <text:p text:style-name="P24"><text:s/>2.4.3 Set/Report Rate Event ID<text:tab/>4</text:p>
          <text:p text:style-name="P24"><text:s/>2.4.4 Stop/Start Clock<text:tab/>4</text:p>
          <text:p text:style-name="P25"><text:s/>2.5 States<text:tab/>5</text:p>
          <text:p text:style-name="P25"><text:s/>2.6 Interactions<text:tab/>5</text:p>
          <text:p text:style-name="P24"><text:s/>2.6.1 Event Identification and Reporting<text:tab/>6</text:p>
          <text:p text:style-name="P23"><text:s/>3 Background Information<text:tab/>7</text:p>
          <text:p text:style-name="P25"><text:s/>3.1 Multiple Clocks<text:tab/>7</text:p>
          <text:p text:style-name="P25"><text:s/>3.2 Configuration via a simple teach-learn UI<text:tab/>7</text:p>
          <text:p text:style-name="P25"><text:s/>3.3 Alarms<text:tab/>7</text:p>
          <text:p text:style-name="P25"><text:s/>3.4 History and Numerology<text:tab/>8</text:p>
          <text:p text:style-name="P25"><text:s/>3.5 Future Work<text:tab/>8</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3-03-26T19:42:31">Mar 2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6T19:42:31">Mar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75" text:date-value="2013-03-26T19:42:31">Mar 2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5</meta:editing-cycles>
    <meta:editing-duration>PT17H28M33S</meta:editing-duration>
    <meta:generator>OpenOffice.org/3.4.1$Unix OpenOffice.org_project/341m1$Build-9593</meta:generator>
    <dc:date>2013-03-26T19:42:31</dc:date>
    <dc:creator>Bob Jacobsen</dc:creator>
    <meta:document-statistic meta:table-count="5" meta:image-count="1" meta:object-count="0" meta:page-count="9" meta:paragraph-count="232" meta:word-count="3283" meta:character-count="19295"/>
    <meta:user-defined meta:name="Info 1"/>
    <meta:user-defined meta:name="Info 2"/>
    <meta:user-defined meta:name="Info 3"/>
    <meta:user-defined meta:name="Info 4"/>
  </office:meta>
</office:document-meta>
</file>